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ADOS DE PUNTOS EN WORLD PUZZLES (0.1.1)</text:p>
      <text:p text:style-name="Standard"/>
      <text:p text:style-name="Standard">Ceuta – 1437 puntos (1644 + 1138 + 1530)</text:p>
      <text:p text:style-name="Standard">Melilla – 3.188 puntos (3789 + 3896 + 1879)</text:p>
      <text:p text:style-name="Standard">Málaga – 235 puntos (243 + 276 + 186)</text:p>
      <text:p text:style-name="Standard">Segovia – 1.365 puntos (1606 + 1391 + 1100)</text:p>
      <text:p text:style-name="Standard">Granada – 99 puntos (84 + 123 + 92)</text:p>
      <text:p text:style-name="Standard">Sevilla – 195 punto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xi Santos Rivas</meta:initial-creator>
    <meta:creation-date>2017-04-01T19:22:19.97</meta:creation-date>
    <dc:date>2017-04-03T17:55:48.22</dc:date>
    <dc:creator>Patxi Santos Rivas</dc:creator>
    <meta:editing-duration>PT2H6M33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7" meta:word-count="56" meta:character-count="263"/>
  </office:meta>
</office:document-meta>
</file>